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cm" svg:stroke-color="#666666" draw:marker-start-width="0.3cm" draw:marker-end-width="0.3cm" draw:fill="solid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.1cm" svg:stroke-color="#0099ff" draw:marker-start-width="0.45cm" draw:marker-end-width="0.4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svg:stroke-width="0.01cm" draw:marker-start-width="0.33cm" draw:marker-end="Arrow" draw:marker-end-width="0.2cm" draw:fill="solid" draw:fill-color="#0066cc" draw:textarea-horizontal-align="center" draw:textarea-vertical-align="middle" fo:padding-top="0.13cm" fo:padding-bottom="0.13cm" fo:padding-left="0.255cm" fo:padding-right="0.255cm"/>
    </style:style>
    <style:style style:name="gr6" style:family="graphic" style:parent-style-name="text">
      <style:graphic-properties draw:stroke="solid" svg:stroke-width="0.01cm" draw:marker-start-width="0.33cm" draw:marker-end="Arrow" draw:marker-end-width="0.2cm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text">
      <style:graphic-properties draw:stroke="solid" svg:stroke-width="0.01cm" draw:marker-start-width="0.33cm" draw:marker-end="Arrow" draw:marker-end-width="0.2cm" draw:textarea-horizontal-align="center" draw:textarea-vertical-align="middle" fo:padding-top="0.13cm" fo:padding-bottom="0.13cm" fo:padding-left="0.255cm" fo:padding-right="0.255cm"/>
    </style:style>
    <style:style style:name="gr8" style:family="graphic" style:parent-style-name="text">
      <style:graphic-properties draw:stroke="solid" svg:stroke-width="0.01cm" draw:marker-start-width="0.33cm" draw:marker-end="Arrow" draw:marker-end-width="0.2cm" draw:fill="solid" draw:fill-color="#666666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text">
      <style:graphic-properties draw:stroke="solid" svg:stroke-width="0.01cm" draw:marker-start="Arrow" draw:marker-start-width="0.2cm" draw:marker-end="Arrow" draw:marker-end-width="0.2cm" draw:textarea-horizontal-align="center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'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DejaVu Sans'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DejaVu Sans'" style:font-family-generic="swiss" style:font-pitch="variable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id="id2" draw:layer="layout" svg:width="2.5cm" svg:height="1.5cm" svg:x="8.5cm" svg:y="3.5cm">
          <text:p text:style-name="P1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id="id3" draw:layer="layout" svg:width="3.5cm" svg:height="1.5cm" svg:x="4cm" svg:y="9cm">
          <text:p text:style-name="P1"><text:span text:style-name="T1">Dispatcher</text:span></text:p>
          <text:p text:style-name="P1"><text:span text:style-name="T1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1" draw:layer="layout" svg:width="3cm" svg:height="1.5cm" svg:x="2.5cm" svg:y="3.5cm">
          <text:p text:style-name="P1"><text:span text:style-name="T1">Asyn</text:span><text:span text:style-name="T1">c</text:span></text:p>
          <text:p text:style-name="P1"><text:span text:style-name="T2">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4" draw:layer="layout" svg:width="2.55cm" svg:height="1.5cm" svg:x="8.45cm" svg:y="6.5cm">
          <text:p text:style-name="P3"><text:span text:style-name="T3">Command</text:span></text:p>
          <text:p text:style-name="P3"><text:span text:style-name="T3">Service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5.5cm" svg:y1="4.25cm" svg:x2="8.5cm" svg:y2="4.249cm" draw:start-shape="id1" draw:start-glue-point="1" draw:end-shape="id2" draw:end-glue-point="6" svg:d="m5500 4250 3000-1">
          <text:p/>
        </draw:connector>
        <draw:connector draw:style-name="gr6" draw:text-style-name="P1" draw:layer="layout" draw:type="curve" svg:x1="5.749cm" svg:y1="9cm" svg:x2="8.45cm" svg:y2="7.25cm" draw:start-shape="id3" draw:start-glue-point="4" draw:end-shape="id4" draw:end-glue-point="3" svg:d="m5749 9000c0-1167 900-1750 2701-1750">
          <text:p/>
        </draw:connector>
        <draw:connector draw:style-name="gr7" draw:text-style-name="P1" draw:layer="layout" draw:type="line" svg:x1="7.5cm" svg:y1="9.749cm" svg:x2="12cm" svg:y2="9.749cm" draw:start-shape="id3" draw:start-glue-point="10" draw:end-shape="id5" draw:end-glue-point="6" svg:d="m7500 9749h4500">
          <text:p/>
        </draw:connector>
        <draw:connector draw:style-name="gr8" draw:text-style-name="P1" draw:layer="layout" draw:type="curve" svg:x1="13.999cm" svg:y1="9cm" svg:x2="11cm" svg:y2="7.25cm" draw:start-shape="id5" draw:start-glue-point="4" draw:end-shape="id4" draw:end-glue-point="1" svg:d="m13999 9000c0-1167-999-1750-2999-1750">
          <text:p/>
        </draw:connector>
        <draw:frame draw:style-name="gr9" draw:layer="layout" svg:width="3.368cm" svg:height="0.662cm" svg:x="2.632cm" svg:y="7.5cm">
          <draw:text-box>
            <text:p><text:span text:style-name="T4">AcquireJobsCmd</text:span></text:p>
          </draw:text-box>
        </draw:frame>
        <draw:frame draw:style-name="gr9" draw:layer="layout" svg:width="3.262cm" svg:height="0.662cm" svg:x="13.132cm" svg:y="7cm">
          <draw:text-box>
            <text:p><text:span text:style-name="T4">ExecuteJobCmd</text:span></text:p>
          </draw:text-box>
        </draw:frame>
        <draw:frame draw:style-name="gr9" draw:layer="layout" svg:width="1.044cm" svg:height="0.662cm" svg:x="9.456cm" svg:y="9cm">
          <draw:text-box>
            <text:p><text:span text:style-name="T4">Job</text:span></text:p>
          </draw:text-box>
        </draw:frame>
        <draw:connector draw:style-name="gr10" draw:text-style-name="P1" draw:layer="layout" draw:type="line" svg:x1="9.749cm" svg:y1="5cm" svg:x2="9.725cm" svg:y2="6.5cm" draw:start-shape="id2" draw:start-glue-point="7" draw:end-shape="id4" draw:end-glue-point="0" svg:d="m9749 5000-24 1500">
          <text:p/>
        </draw:connector>
        <draw:custom-shape draw:style-name="gr2" draw:text-style-name="P1" draw:id="id5" draw:layer="layout" svg:width="4cm" svg:height="1.5cm" svg:x="12cm" svg:y="9cm">
          <text:p text:style-name="P1"><text:span text:style-name="T1">Job Executor</text:span></text:p>
          <text:p text:style-name="P1"><text:span text:style-name="T1">Thread P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1.044cm" svg:height="0.662cm" svg:x="6.5cm" svg:y="3.5cm">
          <draw:text-box>
            <text:p><text:span text:style-name="T4">Jo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_20_91" draw:fill-image-name="Bitmape_20_1"/>
      <style:text-properties fo:font-family="'DejaVu Sans'" style:font-style-name="Book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jandro Guizar</meta:initial-creator>
    <meta:creation-date>2009-08-05T23:08:02</meta:creation-date>
    <dc:date>2009-08-06T00:21:55</dc:date>
    <dc:creator>Alejandro Guizar</dc:creator>
    <meta:editing-duration>PT00H24M28S</meta:editing-duration>
    <meta:editing-cycles>4</meta:editing-cycles>
    <meta:generator>OpenOffice.org/3.0$Linux OpenOffice.org_project/300m15$Build-9379</meta:generator>
    <meta:document-statistic meta:object-count="14"/>
    <meta:user-defined meta:name="Información 1"/>
    <meta:user-defined meta:name="Información 2"/>
    <meta:user-defined meta:name="Información 3"/>
    <meta:user-defined meta:name="Información 4"/>
  </office:meta>
</office:document-meta>
</file>